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3cm" svg:y1="3cm" svg:x2="3.75cm" svg:y2="3cm">
            <text:p/>
          </draw:line>
          <draw:custom-shape draw:style-name="gr2" draw:text-style-name="P1" draw:layer="layout" svg:width="0.5cm" svg:height="0.5cm" draw:transform="rotate (-1.57079632679579) translate (4.25cm 2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4.25cm" svg:y1="3cm" svg:x2="5cm" svg:y2="3cm">
            <text:p/>
          </draw:line>
          <draw:line draw:style-name="gr1" draw:text-style-name="P1" draw:layer="layout" svg:x1="4.25cm" svg:y1="3.25cm" svg:x2="4.25cm" svg:y2="2.75cm">
            <text:p/>
          </draw:line>
          <draw:line draw:style-name="gr3" draw:text-style-name="P1" draw:layer="layout" svg:x1="4cm" svg:y1="2.5cm" svg:x2="4.25cm" svg:y2="2.25cm">
            <text:p/>
          </draw:line>
          <draw:line draw:style-name="gr3" draw:text-style-name="P1" draw:layer="layout" svg:x1="4.1cm" svg:y1="2.6cm" svg:x2="4.35cm" svg:y2="2.35cm">
            <text:p/>
          </draw:line>
          <draw:frame draw:style-name="gr4" draw:text-style-name="P2" draw:layer="layout" svg:width="0.5cm" svg:height="1cm" svg:x="3cm" svg:y="2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4.5cm" svg:y="2cm">
            <draw:text-box>
              <text:p text:style-name="P1"><text:span text:style-name="T1">K</text:span></text:p>
            </draw:text-box>
          </draw:frame>
        </draw:g>
        <draw:g draw:id="id1">
          <draw:line draw:style-name="gr1" draw:text-style-name="P1" draw:layer="layout" svg:x1="1.5cm" svg:y1="1.5cm" svg:x2="2.5cm" svg:y2="1.5cm">
            <text:p/>
          </draw:line>
          <draw:line draw:style-name="gr1" draw:text-style-name="P1" draw:layer="layout" svg:x1="2cm" svg:y1="2cm" svg:x2="2cm" svg:y2="1.5cm">
            <text:p/>
          </draw:line>
          <draw:frame draw:style-name="gr5" draw:text-style-name="P3" draw:layer="layout" svg:width="1cm" svg:height="1cm" svg:x="1.5cm" svg:y="0.5cm">
            <draw:text-box>
              <text:p>+V</text:p>
            </draw:text-box>
          </draw:frame>
        </draw:g>
        <draw:g draw:id="id4">
          <draw:line draw:style-name="gr1" draw:text-style-name="P1" draw:layer="layout" svg:x1="9cm" svg:y1="4.5cm" svg:x2="9cm" svg:y2="4cm">
            <text:p/>
          </draw:line>
          <draw:line draw:style-name="gr1" draw:text-style-name="P1" draw:layer="layout" svg:x1="8.5cm" svg:y1="4.5cm" svg:x2="9.5cm" svg:y2="4.5cm">
            <text:p/>
          </draw:line>
          <draw:line draw:style-name="gr1" draw:text-style-name="P1" draw:layer="layout" svg:x1="8.75cm" svg:y1="4.75cm" svg:x2="9.25cm" svg:y2="4.75cm">
            <text:p/>
          </draw:line>
          <draw:line draw:style-name="gr1" draw:text-style-name="P1" draw:layer="layout" svg:x1="8.88cm" svg:y1="5cm" svg:x2="9.13cm" svg:y2="5cm">
            <text:p/>
          </draw:line>
        </draw:g>
        <draw:polyline draw:style-name="gr6" draw:text-style-name="P1" draw:id="id3" draw:layer="layout" svg:width="1.999cm" svg:height="0.499cm" svg:x="6cm" svg:y="2.75cm" svg:viewBox="0 0 2000 500" draw:points="0,250 250,250 375,500 625,0 875,500 1125,0 1375,500 1625,0 1750,250 2000,250">
          <text:p/>
        </draw:polyline>
        <draw:connector draw:style-name="gr1" draw:text-style-name="P1" draw:layer="layout" svg:x1="2cm" svg:y1="2cm" svg:x2="3cm" svg:y2="3cm" draw:start-shape="id1" draw:start-glue-point="2" draw:end-shape="id2" draw:end-glue-point="6" svg:d="m2000 2000v1000h1000">
          <text:p/>
        </draw:connector>
        <draw:connector draw:style-name="gr1" draw:text-style-name="P1" draw:layer="layout" svg:x1="5cm" svg:y1="3cm" svg:x2="6cm" svg:y2="3cm" draw:start-shape="id2" draw:start-glue-point="7" draw:end-shape="id3" svg:d="m5000 3000h1000">
          <text:p/>
        </draw:connector>
        <draw:connector draw:style-name="gr1" draw:text-style-name="P1" draw:layer="layout" svg:x1="8cm" svg:y1="3cm" svg:x2="9cm" svg:y2="4cm" draw:start-shape="id3" draw:start-glue-point="1" draw:end-shape="id4" draw:end-glue-point="0" svg:d="m8000 3000h1000v1000">
          <text:p/>
        </draw:connector>
        <draw:frame draw:style-name="gr4" draw:text-style-name="P4" draw:layer="layout" svg:width="2cm" svg:height="0.5cm" svg:x="6cm" svg:y="3.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frame draw:style-name="gr4" draw:text-style-name="P4" draw:layer="layout" svg:width="2cm" svg:height="0.5cm" svg:x="3cm" svg:y="3.5cm">
          <draw:text-box>
            <text:p text:style-name="P1"><text:span text:style-name="T2">Yellow</text:span></text:p>
          </draw:text-box>
        </draw:frame>
        <draw:frame draw:style-name="gr4" draw:text-style-name="P4" draw:layer="layout" svg:width="2cm" svg:height="0.5cm" svg:x="6cm" svg:y="2cm">
          <draw:text-box>
            <text:p text:style-name="P1"><text:span text:style-name="T2">R1</text:span></text:p>
          </draw:text-box>
        </draw:frame>
        <draw:frame draw:style-name="gr4" draw:text-style-name="P4" draw:layer="layout" svg:width="2cm" svg:height="0.5cm" svg:x="3cm" svg:y="2cm">
          <draw:text-box>
            <text:p text:style-name="P1"><text:span text:style-name="T2">D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12:32:56.83</dc:date>
    <meta:editing-duration>PT00H23M07S</meta:editing-duration>
    <meta:editing-cycles>24</meta:editing-cycles>
    <meta:document-statistic meta:object-count="26"/>
  </office:meta>
</office:document-meta>
</file>